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9-1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9-11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13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13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16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24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19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20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19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11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20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30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2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2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1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2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28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14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28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17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23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3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146593103448" calcext:value-type="float">
            <text:p>4.161465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40456" calcext:value-type="float">
            <text:p>4.12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334812903226" calcext:value-type="float">
            <text:p>4.2233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132" calcext:value-type="float">
            <text:p>4.398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2584" calcext:value-type="float">
            <text:p>4.40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333651612903" calcext:value-type="float">
            <text:p>4.25333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07132" calcext:value-type="float">
            <text:p>4.080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242890322581" calcext:value-type="float">
            <text:p>3.9724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671034482759" calcext:value-type="float">
            <text:p>3.89671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625780645161" calcext:value-type="float">
            <text:p>3.9062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309020689655" calcext:value-type="float">
            <text:p>3.993090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07638709677" calcext:value-type="float">
            <text:p>3.7820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3512" calcext:value-type="float">
            <text:p>3.7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3544" calcext:value-type="float">
            <text:p>3.64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40336" calcext:value-type="float">
            <text:p>3.7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275870967742" calcext:value-type="float">
            <text:p>3.8827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523729032258" calcext:value-type="float">
            <text:p>3.7052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68404" calcext:value-type="float">
            <text:p>3.726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584180645161" calcext:value-type="float">
            <text:p>3.6258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40008" calcext:value-type="float">
            <text:p>3.6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7316129032" calcext:value-type="float">
            <text:p>3.8496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788742857143" calcext:value-type="float">
            <text:p>3.99788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031793548387" calcext:value-type="float">
            <text:p>3.9203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253290322581" calcext:value-type="float">
            <text:p>4.0425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408165517241" calcext:value-type="float">
            <text:p>3.964081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14038709677" calcext:value-type="float">
            <text:p>3.9131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53161290323" calcext:value-type="float">
            <text:p>4.5115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496748387097" calcext:value-type="float">
            <text:p>4.2749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7684" calcext:value-type="float">
            <text:p>4.16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764541935484" calcext:value-type="float">
            <text:p>4.2176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7744" calcext:value-type="float">
            <text:p>4.08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245458064516" calcext:value-type="float">
            <text:p>4.2024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30885714286" calcext:value-type="float">
            <text:p>4.26730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931690322581" calcext:value-type="float">
            <text:p>4.2193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34588" calcext:value-type="float">
            <text:p>4.153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1824" calcext:value-type="float">
            <text:p>4.0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89496774193" calcext:value-type="float">
            <text:p>4.038894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0564" calcext:value-type="float">
            <text:p>4.312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089006451613" calcext:value-type="float">
            <text:p>4.2208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017264516129" calcext:value-type="float">
            <text:p>4.3801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86456" calcext:value-type="float">
            <text:p>4.0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127819354839" calcext:value-type="float">
            <text:p>3.8112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53872" calcext:value-type="float">
            <text:p>3.88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260825806452" calcext:value-type="float">
            <text:p>3.9326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787742857143" calcext:value-type="float">
            <text:p>3.91787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406580645161" calcext:value-type="float">
            <text:p>3.8940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45408" calcext:value-type="float">
            <text:p>3.84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0546" calcext:value-type="float">
            <text:p>3.860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717536" calcext:value-type="float">
            <text:p>3.88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7546" calcext:value-type="float">
            <text:p>3.98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86784" calcext:value-type="float">
            <text:p>4.2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916" calcext:value-type="float">
            <text:p>4.02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420114285714" calcext:value-type="float">
            <text:p>4.00420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1384" calcext:value-type="float">
            <text:p>3.9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571744" calcext:value-type="float">
            <text:p>3.86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626514285714" calcext:value-type="float">
            <text:p>4.51626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9456" calcext:value-type="float">
            <text:p>4.5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1383" calcext:value-type="float">
            <text:p>4.461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1309" calcext:value-type="float">
            <text:p>4.6313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430581818182" calcext:value-type="float">
            <text:p>4.594305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616576" calcext:value-type="float">
            <text:p>4.496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81557894737" calcext:value-type="float">
            <text:p>4.3798155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89112" calcext:value-type="float">
            <text:p>5.9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3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2384" calcext:value-type="float">
            <text:p>4.49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66" meta:object-count="0"/>
    <meta:user-defined meta:name="AppVersion">3.0</meta:user-defined>
  </office:meta>
</office:document-meta>
</file>